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46ad" officeooo:paragraph-rsid="000746ad"/>
    </style:style>
    <style:style style:name="P2" style:family="paragraph" style:parent-style-name="Standard">
      <style:text-properties officeooo:rsid="000afdba" officeooo:paragraph-rsid="000afdba"/>
    </style:style>
    <style:style style:name="P3" style:family="paragraph" style:parent-style-name="Standard">
      <style:text-properties fo:font-weight="bold" officeooo:rsid="000746ad" officeooo:paragraph-rsid="000746ad" style:font-weight-asian="bold" style:font-weight-complex="bold"/>
    </style:style>
    <style:style style:name="P4" style:family="paragraph" style:parent-style-name="Standard">
      <style:text-properties fo:font-weight="bold" officeooo:rsid="000afdba" officeooo:paragraph-rsid="000afdba" style:font-weight-asian="bold" style:font-weight-complex="bold"/>
    </style:style>
    <style:style style:name="P5" style:family="paragraph" style:parent-style-name="Standard">
      <style:text-properties fo:font-weight="bold" officeooo:rsid="0037a003" officeooo:paragraph-rsid="0037a003" style:font-weight-asian="bold" style:font-weight-complex="bold"/>
    </style:style>
    <style:style style:name="P6" style:family="paragraph" style:parent-style-name="Standard" style:list-style-name="L1">
      <style:text-properties fo:font-weight="bold" officeooo:rsid="0047ad0c" officeooo:paragraph-rsid="0047ad0c" style:font-weight-asian="bold" style:font-weight-complex="bold"/>
    </style:style>
    <style:style style:name="P7" style:family="paragraph" style:parent-style-name="Standard" style:list-style-name="L1">
      <style:text-properties fo:font-weight="bold" officeooo:rsid="000afdba" officeooo:paragraph-rsid="000afdba" style:font-weight-asian="bold" style:font-weight-complex="bold"/>
    </style:style>
    <style:style style:name="P8" style:family="paragraph" style:parent-style-name="Standard" style:list-style-name="L1">
      <style:text-properties officeooo:rsid="000afdba" officeooo:paragraph-rsid="004bb0b5"/>
    </style:style>
    <style:style style:name="P9" style:family="paragraph" style:parent-style-name="Standard" style:list-style-name="L1">
      <style:text-properties officeooo:rsid="000afdba" officeooo:paragraph-rsid="000afdba"/>
    </style:style>
    <style:style style:name="P10" style:family="paragraph" style:parent-style-name="Standard" style:list-style-name="L1">
      <style:text-properties officeooo:rsid="000afdba" officeooo:paragraph-rsid="0056e157"/>
    </style:style>
    <style:style style:name="P11" style:family="paragraph" style:parent-style-name="Standard" style:list-style-name="L1">
      <style:text-properties officeooo:rsid="000afdba" officeooo:paragraph-rsid="0043ead4"/>
    </style:style>
    <style:style style:name="P12" style:family="paragraph" style:parent-style-name="Standard" style:list-style-name="L1">
      <style:text-properties officeooo:rsid="0010ddec" officeooo:paragraph-rsid="004a4c19"/>
    </style:style>
    <style:style style:name="P13" style:family="paragraph" style:parent-style-name="Standard" style:list-style-name="L1">
      <style:text-properties officeooo:rsid="0010ddec" officeooo:paragraph-rsid="000e6375"/>
    </style:style>
    <style:style style:name="P14" style:family="paragraph" style:parent-style-name="Standard" style:list-style-name="L1">
      <style:text-properties officeooo:rsid="0010ddec" officeooo:paragraph-rsid="0047ad0c"/>
    </style:style>
    <style:style style:name="P15" style:family="paragraph" style:parent-style-name="Standard" style:list-style-name="L1">
      <style:text-properties officeooo:rsid="0043c7f7" officeooo:paragraph-rsid="004a4c19"/>
    </style:style>
    <style:style style:name="P16" style:family="paragraph" style:parent-style-name="Standard" style:list-style-name="L1">
      <style:text-properties officeooo:rsid="00522c3a" officeooo:paragraph-rsid="00522c3a"/>
    </style:style>
    <style:style style:name="P17" style:family="paragraph" style:parent-style-name="Standard" style:list-style-name="L1">
      <style:text-properties officeooo:rsid="0011e7c3" officeooo:paragraph-rsid="0011e7c3"/>
    </style:style>
    <style:style style:name="P18" style:family="paragraph" style:parent-style-name="Standard" style:list-style-name="L1">
      <style:text-properties officeooo:rsid="0011e7c3" officeooo:paragraph-rsid="0059ef27"/>
    </style:style>
    <style:style style:name="P19" style:family="paragraph" style:parent-style-name="Standard" style:list-style-name="L1">
      <style:text-properties officeooo:rsid="001286d9" officeooo:paragraph-rsid="001286d9"/>
    </style:style>
    <style:style style:name="P20" style:family="paragraph" style:parent-style-name="Standard" style:list-style-name="L1">
      <style:text-properties officeooo:rsid="001286d9" officeooo:paragraph-rsid="0020f235"/>
    </style:style>
    <style:style style:name="P21" style:family="paragraph" style:parent-style-name="Standard" style:list-style-name="L1">
      <style:text-properties officeooo:rsid="001286d9" officeooo:paragraph-rsid="0059ef27"/>
    </style:style>
    <style:style style:name="P22" style:family="paragraph" style:parent-style-name="Standard" style:list-style-name="L1">
      <style:text-properties officeooo:rsid="004a4c19" officeooo:paragraph-rsid="0059ef27"/>
    </style:style>
    <style:style style:name="P23" style:family="paragraph" style:parent-style-name="Standard" style:list-style-name="L1">
      <style:text-properties officeooo:rsid="0020f235" officeooo:paragraph-rsid="0020f235"/>
    </style:style>
    <style:style style:name="P24" style:family="paragraph" style:parent-style-name="Standard" style:list-style-name="L1">
      <style:text-properties officeooo:rsid="0020f235" officeooo:paragraph-rsid="0059ef27"/>
    </style:style>
    <style:style style:name="P25" style:family="paragraph" style:parent-style-name="Standard" style:list-style-name="L1">
      <style:text-properties officeooo:rsid="000cacfc" officeooo:paragraph-rsid="004a4c19"/>
    </style:style>
    <style:style style:name="P26" style:family="paragraph" style:parent-style-name="Standard" style:list-style-name="L1">
      <style:text-properties officeooo:rsid="000cacfc" officeooo:paragraph-rsid="0047ad0c"/>
    </style:style>
    <style:style style:name="P27" style:family="paragraph" style:parent-style-name="Standard" style:list-style-name="L1">
      <style:text-properties officeooo:rsid="000cacfc" officeooo:paragraph-rsid="0053efaa"/>
    </style:style>
    <style:style style:name="P28" style:family="paragraph" style:parent-style-name="Standard" style:list-style-name="L1">
      <style:text-properties officeooo:rsid="004da92e" officeooo:paragraph-rsid="004da92e"/>
    </style:style>
    <style:style style:name="P29" style:family="paragraph" style:parent-style-name="Standard" style:list-style-name="L1">
      <style:text-properties officeooo:rsid="001a0f14" officeooo:paragraph-rsid="0020f235"/>
    </style:style>
    <style:style style:name="P30" style:family="paragraph" style:parent-style-name="Standard" style:list-style-name="L1">
      <style:text-properties officeooo:rsid="001a0f14" officeooo:paragraph-rsid="001a0f14"/>
    </style:style>
    <style:style style:name="P31" style:family="paragraph" style:parent-style-name="Standard" style:list-style-name="L1">
      <style:text-properties officeooo:rsid="001a0f14" officeooo:paragraph-rsid="0047ad0c"/>
    </style:style>
    <style:style style:name="P32" style:family="paragraph" style:parent-style-name="Standard" style:list-style-name="L1">
      <style:text-properties officeooo:rsid="0021fd4b" officeooo:paragraph-rsid="0021fd4b"/>
    </style:style>
    <style:style style:name="P33" style:family="paragraph" style:parent-style-name="Standard" style:list-style-name="L1">
      <style:text-properties officeooo:rsid="0014f387" officeooo:paragraph-rsid="0014f387"/>
    </style:style>
    <style:style style:name="P34" style:family="paragraph" style:parent-style-name="Standard" style:list-style-name="L1">
      <style:text-properties officeooo:rsid="003aa30d" officeooo:paragraph-rsid="003aa30d"/>
    </style:style>
    <style:style style:name="P35" style:family="paragraph" style:parent-style-name="Standard" style:list-style-name="L2">
      <style:text-properties officeooo:rsid="003aa30d" officeooo:paragraph-rsid="003aa30d"/>
    </style:style>
    <style:style style:name="P36" style:family="paragraph" style:parent-style-name="Standard" style:list-style-name="L1">
      <style:text-properties officeooo:rsid="00354170" officeooo:paragraph-rsid="0014f387"/>
    </style:style>
    <style:style style:name="P37" style:family="paragraph" style:parent-style-name="Standard" style:list-style-name="L1">
      <style:text-properties officeooo:rsid="00354170" officeooo:paragraph-rsid="0037a003"/>
    </style:style>
    <style:style style:name="P38" style:family="paragraph" style:parent-style-name="Standard" style:list-style-name="L1">
      <style:text-properties officeooo:rsid="0028a524" officeooo:paragraph-rsid="0028a524"/>
    </style:style>
    <style:style style:name="P39" style:family="paragraph" style:parent-style-name="Standard" style:list-style-name="L1">
      <style:text-properties officeooo:rsid="0028a524" officeooo:paragraph-rsid="0053efaa"/>
    </style:style>
    <style:style style:name="P40" style:family="paragraph" style:parent-style-name="Standard" style:list-style-name="L1">
      <style:text-properties officeooo:rsid="0028a524" officeooo:paragraph-rsid="0039372e"/>
    </style:style>
    <style:style style:name="P41" style:family="paragraph" style:parent-style-name="Standard" style:list-style-name="L1">
      <style:text-properties officeooo:rsid="001cfc80" officeooo:paragraph-rsid="0050eb0e"/>
    </style:style>
    <style:style style:name="P42" style:family="paragraph" style:parent-style-name="Standard" style:list-style-name="L1">
      <style:text-properties officeooo:rsid="001cfc80" officeooo:paragraph-rsid="0047ad0c"/>
    </style:style>
    <style:style style:name="P43" style:family="paragraph" style:parent-style-name="Standard" style:list-style-name="L1">
      <style:text-properties officeooo:rsid="001cfc80" officeooo:paragraph-rsid="001cfc80"/>
    </style:style>
    <style:style style:name="P44" style:family="paragraph" style:parent-style-name="Standard" style:list-style-name="L1">
      <style:text-properties officeooo:rsid="001f219f" officeooo:paragraph-rsid="0050eb0e"/>
    </style:style>
    <style:style style:name="P45" style:family="paragraph" style:parent-style-name="Standard" style:list-style-name="L1">
      <style:text-properties officeooo:rsid="0022a3ff" officeooo:paragraph-rsid="0022a3ff"/>
    </style:style>
    <style:style style:name="P46" style:family="paragraph" style:parent-style-name="Standard" style:list-style-name="L1">
      <style:text-properties officeooo:rsid="00477a6e" officeooo:paragraph-rsid="00477a6e"/>
    </style:style>
    <style:style style:name="P47" style:family="paragraph" style:parent-style-name="Standard" style:list-style-name="L1">
      <style:text-properties officeooo:rsid="003dc1fb" officeooo:paragraph-rsid="003dc1fb"/>
    </style:style>
    <style:style style:name="P48" style:family="paragraph" style:parent-style-name="Standard" style:list-style-name="L1">
      <style:text-properties officeooo:rsid="001a2cad" officeooo:paragraph-rsid="001a2cad"/>
    </style:style>
    <style:style style:name="P49" style:family="paragraph" style:parent-style-name="Standard" style:list-style-name="L1">
      <style:text-properties officeooo:rsid="003bdcf1" officeooo:paragraph-rsid="003bdcf1"/>
    </style:style>
    <style:style style:name="P50" style:family="paragraph" style:parent-style-name="Standard" style:list-style-name="L1">
      <style:text-properties officeooo:rsid="000e6375" officeooo:paragraph-rsid="000e6375"/>
    </style:style>
    <style:style style:name="P51" style:family="paragraph" style:parent-style-name="Standard" style:list-style-name="L1">
      <style:text-properties officeooo:rsid="000e6375" officeooo:paragraph-rsid="001a2cad"/>
    </style:style>
    <style:style style:name="P52" style:family="paragraph" style:parent-style-name="Standard" style:list-style-name="L1">
      <style:text-properties officeooo:rsid="00262eea" officeooo:paragraph-rsid="00262eea"/>
    </style:style>
    <style:style style:name="P53" style:family="paragraph" style:parent-style-name="Standard" style:list-style-name="L1">
      <style:text-properties officeooo:rsid="00262eea" officeooo:paragraph-rsid="0047ad0c"/>
    </style:style>
    <style:style style:name="P54" style:family="paragraph" style:parent-style-name="Standard" style:list-style-name="L1">
      <style:text-properties officeooo:rsid="00199dd9" officeooo:paragraph-rsid="0047ad0c"/>
    </style:style>
    <style:style style:name="P55" style:family="paragraph" style:parent-style-name="Standard" style:list-style-name="L1">
      <style:text-properties officeooo:rsid="0029b39a" officeooo:paragraph-rsid="0047ad0c"/>
    </style:style>
    <style:style style:name="P56" style:family="paragraph" style:parent-style-name="Standard" style:list-style-name="L1">
      <style:text-properties officeooo:rsid="001d0e56" officeooo:paragraph-rsid="0047ad0c"/>
    </style:style>
    <style:style style:name="P57" style:family="paragraph" style:parent-style-name="Standard" style:list-style-name="L1">
      <style:text-properties officeooo:rsid="001d0e56" officeooo:paragraph-rsid="0053efaa"/>
    </style:style>
    <style:style style:name="P58" style:family="paragraph" style:parent-style-name="Standard" style:list-style-name="L1">
      <style:text-properties officeooo:rsid="001e4fdb" officeooo:paragraph-rsid="0047ad0c"/>
    </style:style>
    <style:style style:name="P59" style:family="paragraph" style:parent-style-name="Standard" style:list-style-name="L1">
      <style:text-properties officeooo:rsid="001e4fdb" officeooo:paragraph-rsid="0043c7f7"/>
    </style:style>
    <style:style style:name="P60" style:family="paragraph" style:parent-style-name="Standard" style:list-style-name="L1">
      <style:text-properties officeooo:rsid="001e4fdb" officeooo:paragraph-rsid="001e4fdb"/>
    </style:style>
    <style:style style:name="P61" style:family="paragraph" style:parent-style-name="Standard" style:list-style-name="L1">
      <style:text-properties officeooo:rsid="002b8631" officeooo:paragraph-rsid="0047ad0c"/>
    </style:style>
    <style:style style:name="P62" style:family="paragraph" style:parent-style-name="Standard" style:list-style-name="L1">
      <style:text-properties officeooo:rsid="0041930c" officeooo:paragraph-rsid="0047ad0c"/>
    </style:style>
    <style:style style:name="P63" style:family="paragraph" style:parent-style-name="Standard" style:list-style-name="L1">
      <style:text-properties officeooo:rsid="0041da6f" officeooo:paragraph-rsid="0047ad0c"/>
    </style:style>
    <style:style style:name="P64" style:family="paragraph" style:parent-style-name="Standard" style:list-style-name="L1">
      <style:text-properties officeooo:rsid="0041da6f" officeooo:paragraph-rsid="0041da6f"/>
    </style:style>
    <style:style style:name="P65" style:family="paragraph" style:parent-style-name="Standard" style:list-style-name="L1">
      <style:text-properties officeooo:rsid="002a4f70" officeooo:paragraph-rsid="0043c7f7"/>
    </style:style>
    <style:style style:name="P66" style:family="paragraph" style:parent-style-name="Standard" style:list-style-name="L1">
      <style:text-properties officeooo:rsid="000746ad" officeooo:paragraph-rsid="001a2cad"/>
    </style:style>
    <style:style style:name="P67" style:family="paragraph" style:parent-style-name="Standard" style:list-style-name="L1">
      <style:text-properties officeooo:rsid="002f2133" officeooo:paragraph-rsid="002f2133"/>
    </style:style>
    <style:style style:name="P68" style:family="paragraph" style:parent-style-name="Standard" style:list-style-name="L2">
      <style:text-properties officeooo:rsid="002f2133" officeooo:paragraph-rsid="0037a003"/>
    </style:style>
    <style:style style:name="P69" style:family="paragraph" style:parent-style-name="Standard" style:list-style-name="L1">
      <style:text-properties officeooo:rsid="00344a8d" officeooo:paragraph-rsid="0056e157"/>
    </style:style>
    <style:style style:name="P70" style:family="paragraph" style:parent-style-name="Standard" style:list-style-name="L1">
      <style:text-properties officeooo:rsid="003fc4b2" officeooo:paragraph-rsid="0056e157"/>
    </style:style>
    <style:style style:name="P71" style:family="paragraph" style:parent-style-name="Standard" style:list-style-name="L1">
      <style:text-properties officeooo:rsid="0034aedd" officeooo:paragraph-rsid="0056e157"/>
    </style:style>
    <style:style style:name="P72" style:family="paragraph" style:parent-style-name="Standard" style:list-style-name="L1">
      <style:text-properties officeooo:rsid="0037d814" officeooo:paragraph-rsid="0037d814"/>
    </style:style>
    <style:style style:name="P73" style:family="paragraph" style:parent-style-name="Standard" style:list-style-name="L2">
      <style:text-properties officeooo:rsid="0037d814" officeooo:paragraph-rsid="0037d814"/>
    </style:style>
    <style:style style:name="P74" style:family="paragraph" style:parent-style-name="Standard" style:list-style-name="L1">
      <style:text-properties officeooo:rsid="0054e77c" officeooo:paragraph-rsid="0054e77c"/>
    </style:style>
    <style:style style:name="P75" style:family="paragraph" style:parent-style-name="Standard" style:list-style-name="L1">
      <style:text-properties officeooo:rsid="00564325" officeooo:paragraph-rsid="00564325"/>
    </style:style>
    <style:style style:name="P76" style:family="paragraph" style:parent-style-name="Standard" style:list-style-name="L1">
      <style:text-properties officeooo:rsid="0056e157" officeooo:paragraph-rsid="0056e157"/>
    </style:style>
    <style:style style:name="P77" style:family="paragraph" style:parent-style-name="Standard" style:list-style-name="L1">
      <style:text-properties officeooo:rsid="003514c8" officeooo:paragraph-rsid="003514c8"/>
    </style:style>
    <style:style style:name="P78" style:family="paragraph" style:parent-style-name="Standard" style:list-style-name="L1">
      <style:text-properties officeooo:rsid="0057357a" officeooo:paragraph-rsid="0057357a"/>
    </style:style>
    <style:style style:name="P79" style:family="paragraph" style:parent-style-name="Standard" style:list-style-name="L1">
      <style:text-properties officeooo:rsid="0039372e" officeooo:paragraph-rsid="0039372e"/>
    </style:style>
    <style:style style:name="P80" style:family="paragraph" style:parent-style-name="Standard" style:list-style-name="L1">
      <style:text-properties officeooo:rsid="005847e2" officeooo:paragraph-rsid="005847e2"/>
    </style:style>
    <style:style style:name="P81" style:family="paragraph" style:parent-style-name="Standard" style:list-style-name="L1">
      <style:text-properties officeooo:rsid="00458a3c" officeooo:paragraph-rsid="00458a3c"/>
    </style:style>
    <style:style style:name="P82" style:family="paragraph" style:parent-style-name="Standard" style:list-style-name="L1">
      <style:text-properties officeooo:rsid="0043ead4" officeooo:paragraph-rsid="0043ead4"/>
    </style:style>
    <style:style style:name="P83" style:family="paragraph" style:parent-style-name="Standard" style:list-style-name="L2">
      <style:text-properties officeooo:rsid="00324b7e" officeooo:paragraph-rsid="0037a003"/>
    </style:style>
    <style:style style:name="P84" style:family="paragraph" style:parent-style-name="Standard" style:list-style-name="L1">
      <style:text-properties officeooo:rsid="005a9d3c" officeooo:paragraph-rsid="005a9d3c"/>
    </style:style>
    <style:style style:name="P85" style:family="paragraph" style:parent-style-name="Standard" style:list-style-name="L1">
      <style:text-properties officeooo:rsid="005ec8e1" officeooo:paragraph-rsid="005ec8e1"/>
    </style:style>
    <style:style style:name="P86" style:family="paragraph" style:parent-style-name="Standard" style:list-style-name="L1">
      <style:text-properties officeooo:rsid="006165f9" officeooo:paragraph-rsid="006165f9"/>
    </style:style>
    <style:style style:name="P87" style:family="paragraph" style:parent-style-name="Standard" style:list-style-name="L1">
      <style:text-properties officeooo:rsid="0061ea8f" officeooo:paragraph-rsid="0061ea8f"/>
    </style:style>
    <style:style style:name="P88" style:family="paragraph" style:parent-style-name="Standard" style:list-style-name="L1">
      <style:text-properties officeooo:rsid="00627b63" officeooo:paragraph-rsid="00627b63"/>
    </style:style>
    <style:style style:name="T1" style:family="text">
      <style:text-properties officeooo:rsid="001a2cad"/>
    </style:style>
    <style:style style:name="T2" style:family="text">
      <style:text-properties officeooo:rsid="001cfc80"/>
    </style:style>
    <style:style style:name="T3" style:family="text">
      <style:text-properties officeooo:rsid="001e4fdb"/>
    </style:style>
    <style:style style:name="T4" style:family="text">
      <style:text-properties officeooo:rsid="0020f235"/>
    </style:style>
    <style:style style:name="T5" style:family="text">
      <style:text-properties officeooo:rsid="0024db15"/>
    </style:style>
    <style:style style:name="T6" style:family="text">
      <style:text-properties officeooo:rsid="0029b39a"/>
    </style:style>
    <style:style style:name="T7" style:family="text">
      <style:text-properties officeooo:rsid="0035295d"/>
    </style:style>
    <style:style style:name="T8" style:family="text">
      <style:text-properties officeooo:rsid="00354170"/>
    </style:style>
    <style:style style:name="T9" style:family="text">
      <style:text-properties officeooo:rsid="003bdcf1"/>
    </style:style>
    <style:style style:name="T10" style:family="text">
      <style:text-properties officeooo:rsid="003dc1fb"/>
    </style:style>
    <style:style style:name="T11" style:family="text">
      <style:text-properties officeooo:rsid="0041da6f"/>
    </style:style>
    <style:style style:name="T12" style:family="text">
      <style:text-properties officeooo:rsid="0059ef27"/>
    </style:style>
    <style:style style:name="T13" style:family="text">
      <style:text-properties officeooo:rsid="005a9d3c"/>
    </style:style>
    <style:style style:name="T14" style:family="text">
      <style:text-properties officeooo:rsid="005ffa97"/>
    </style:style>
    <style:style style:name="T15" style:family="text">
      <style:text-properties officeooo:rsid="00614e16"/>
    </style:style>
    <style:style style:name="T16" style:family="text">
      <style:text-properties officeooo:rsid="00627b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Tutorials Course Outline</text:p>
      <text:p text:style-name="P3">Bryan Cairns</text:p>
      <text:p text:style-name="P1"/>
      <text:p text:style-name="P1"/>
      <text:p text:style-name="P4">Qt Core</text:p>
      <text:list xml:id="list2456561915824458008" text:style-name="L1">
        <text:list-item>
          <text:p text:style-name="P6">Beginner</text:p>
          <text:list>
            <text:list-item>
              <text:p text:style-name="P8">Qt and Qt Creator</text:p>
              <text:list>
                <text:list-item>
                  <text:p text:style-name="P12">Overview</text:p>
                </text:list-item>
                <text:list-item>
                  <text:p text:style-name="P12">Licensing</text:p>
                </text:list-item>
                <text:list-item>
                  <text:p text:style-name="P12">Downloading </text:p>
                </text:list-item>
                <text:list-item>
                  <text:p text:style-name="P12">Installing</text:p>
                </text:list-item>
                <text:list-item>
                  <text:p text:style-name="P12">Configuration</text:p>
                </text:list-item>
                <text:list-item>
                  <text:p text:style-name="P12">Kits</text:p>
                </text:list-item>
                <text:list-item>
                  <text:p text:style-name="P15">Project files</text:p>
                </text:list-item>
                <text:list-item>
                  <text:p text:style-name="P16">Help</text:p>
                </text:list-item>
              </text:list>
            </text:list-item>
            <text:list-item>
              <text:p text:style-name="P25">Project Types</text:p>
              <text:list>
                <text:list-item>
                  <text:p text:style-name="P12">Console</text:p>
                </text:list-item>
                <text:list-item>
                  <text:p text:style-name="P12">Widget</text:p>
                </text:list-item>
                <text:list-item>
                  <text:p text:style-name="P12">QML</text:p>
                </text:list-item>
                <text:list-item>
                  <text:p text:style-name="P12">Library</text:p>
                </text:list-item>
              </text:list>
            </text:list-item>
            <text:list-item>
              <text:p text:style-name="P18">Overview of C++</text:p>
              <text:list>
                <text:list-item>
                  <text:p text:style-name="P21">History</text:p>
                </text:list-item>
                <text:list-item>
                  <text:p text:style-name="P22">Legacy C++</text:p>
                </text:list-item>
                <text:list-item>
                  <text:p text:style-name="P21">Modern C++</text:p>
                </text:list-item>
                <text:list-item>
                  <text:p text:style-name="P21">Qt and C++</text:p>
                </text:list-item>
                <text:list-item>
                  <text:p text:style-name="P24">Main function</text:p>
                </text:list-item>
                <text:list-item>
                  <text:p text:style-name="P24">Standard library</text:p>
                </text:list-item>
                <text:list-item>
                  <text:p text:style-name="P28"><text:span text:style-name="T13">Example: </text:span>Hello World <text:span text:style-name="T12">with qDebug</text:span></text:p>
                </text:list-item>
              </text:list>
            </text:list-item>
            <text:list-item>
              <text:p text:style-name="P17">Variables</text:p>
              <text:list>
                <text:list-item>
                  <text:p text:style-name="P19">Comments</text:p>
                </text:list-item>
                <text:list-item>
                  <text:p text:style-name="P19">Booleans</text:p>
                </text:list-item>
                <text:list-item>
                  <text:p text:style-name="P19">Numbers</text:p>
                </text:list-item>
                <text:list-item>
                  <text:p text:style-name="P19">Enums</text:p>
                </text:list-item>
                <text:list-item>
                  <text:p text:style-name="P19">Structs</text:p>
                </text:list-item>
              </text:list>
            </text:list-item>
            <text:list-item>
              <text:p text:style-name="P84">Input and output</text:p>
              <text:list>
                <text:list-item>
                  <text:p text:style-name="P84">STDIN</text:p>
                </text:list-item>
                <text:list-item>
                  <text:p text:style-name="P84">STDOUT</text:p>
                </text:list-item>
                <text:list-item>
                  <text:p text:style-name="P84">STDERR</text:p>
                </text:list-item>
                <text:list-item>
                  <text:p text:style-name="P84">Q<text:span text:style-name="T15">D</text:span>ebug</text:p>
                </text:list-item>
              </text:list>
            </text:list-item>
            <text:list-item>
              <text:p text:style-name="P20">Pointers</text:p>
              <text:list>
                <text:list-item>
                  <text:p text:style-name="P29">Creating</text:p>
                </text:list-item>
                <text:list-item>
                  <text:p text:style-name="P29">Deleting</text:p>
                </text:list-item>
                <text:list-item>
                  <text:p text:style-name="P29">Stack vs Heap</text:p>
                </text:list-item>
                <text:list-item>
                  <text:p text:style-name="P29">Memory <text:span text:style-name="T2">management</text:span></text:p>
                </text:list-item>
              </text:list>
            </text:list-item>
            <text:list-item>
              <text:p text:style-name="P17">Flow Control</text:p>
              <text:list>
                <text:list-item>
                  <text:p text:style-name="P19"><text:soft-page-break/>IF ELSE</text:p>
                </text:list-item>
                <text:list-item>
                  <text:p text:style-name="P32">Ternary</text:p>
                </text:list-item>
                <text:list-item>
                  <text:p text:style-name="P19">Switch</text:p>
                </text:list-item>
                <text:list-item>
                  <text:p text:style-name="P19">Do While</text:p>
                </text:list-item>
                <text:list-item>
                  <text:p text:style-name="P19">For and For Each</text:p>
                </text:list-item>
              </text:list>
            </text:list-item>
            <text:list-item>
              <text:p text:style-name="P23">Functions</text:p>
              <text:list>
                <text:list-item>
                  <text:p text:style-name="P23">Creating</text:p>
                </text:list-item>
                <text:list-item>
                  <text:p text:style-name="P23">Returning values</text:p>
                </text:list-item>
                <text:list-item>
                  <text:p text:style-name="P23">Overloading</text:p>
                </text:list-item>
                <text:list-item>
                  <text:p text:style-name="P23">By ref</text:p>
                </text:list-item>
                <text:list-item>
                  <text:p text:style-name="P23">By value</text:p>
                </text:list-item>
              </text:list>
            </text:list-item>
            <text:list-item>
              <text:p text:style-name="P17">Classes</text:p>
              <text:list>
                <text:list-item>
                  <text:p text:style-name="P33">Creating</text:p>
                </text:list-item>
                <text:list-item>
                  <text:p text:style-name="P34">Importing</text:p>
                </text:list-item>
                <text:list-item>
                  <text:p text:style-name="P33">Constructors</text:p>
                </text:list-item>
                <text:list-item>
                  <text:p text:style-name="P36">Deconstructors</text:p>
                </text:list-item>
                <text:list-item>
                  <text:p text:style-name="P33">Inheriting</text:p>
                </text:list-item>
                <text:list-item>
                  <text:p text:style-name="P33">Overriding</text:p>
                </text:list-item>
                <text:list-item>
                  <text:p text:style-name="P38">Abstract</text:p>
                </text:list-item>
              </text:list>
            </text:list-item>
            <text:list-item>
              <text:p text:style-name="P33">Scope</text:p>
              <text:list>
                <text:list-item>
                  <text:p text:style-name="P33"><text:span text:style-name="T4">F</text:span>unctions</text:p>
                </text:list-item>
                <text:list-item>
                  <text:p text:style-name="P33"><text:span text:style-name="T4">C</text:span>lasses</text:p>
                </text:list-item>
                <text:list-item>
                  <text:p text:style-name="P23">Global</text:p>
                </text:list-item>
              </text:list>
            </text:list-item>
            <text:list-item>
              <text:p text:style-name="P85">Casting</text:p>
              <text:list>
                <text:list-item>
                  <text:p text:style-name="P85">Normal</text:p>
                </text:list-item>
                <text:list-item>
                  <text:p text:style-name="P85">Static cast</text:p>
                </text:list-item>
                <text:list-item>
                  <text:p text:style-name="P85">Dynamic cast</text:p>
                </text:list-item>
                <text:list-item>
                  <text:p text:style-name="P85">Q<text:span text:style-name="T14">O</text:span>bject Cast</text:p>
                </text:list-item>
              </text:list>
            </text:list-item>
            <text:list-item>
              <text:p text:style-name="P41">Signals and Slots</text:p>
              <text:list>
                <text:list-item>
                  <text:p text:style-name="P41">Creating</text:p>
                </text:list-item>
                <text:list-item>
                  <text:p text:style-name="P41">Connecting</text:p>
                </text:list-item>
                <text:list-item>
                  <text:p text:style-name="P41">Disconnecting</text:p>
                </text:list-item>
                <text:list-item>
                  <text:p text:style-name="P44">Example: Working with properties</text:p>
                </text:list-item>
              </text:list>
            </text:list-item>
            <text:list-item>
              <text:p text:style-name="P17">Error handling</text:p>
              <text:list>
                <text:list-item>
                  <text:p text:style-name="P32">Errors vs exceptions</text:p>
                </text:list-item>
                <text:list-item>
                  <text:p text:style-name="P45">Throwing </text:p>
                </text:list-item>
                <text:list-item>
                  <text:p text:style-name="P30">Try catch</text:p>
                </text:list-item>
                <text:list-item>
                  <text:p text:style-name="P30">Finally</text:p>
                </text:list-item>
                <text:list-item>
                  <text:p text:style-name="P30">Catch All</text:p>
                </text:list-item>
              </text:list>
            </text:list-item>
            <text:list-item>
              <text:p text:style-name="P46">Generics </text:p>
              <text:list>
                <text:list-item>
                  <text:p text:style-name="P46">Generics</text:p>
                </text:list-item>
                <text:list-item>
                  <text:p text:style-name="P46">Generic Functions</text:p>
                </text:list-item>
                <text:list-item>
                  <text:p text:style-name="P46">Generic Classes</text:p>
                </text:list-item>
                <text:list-item>
                  <text:p text:style-name="P46">Templates</text:p>
                </text:list-item>
              </text:list>
            </text:list-item>
            <text:list-item>
              <text:p text:style-name="P47">Libraries</text:p>
              <text:list>
                <text:list-item>
                  <text:p text:style-name="P47"><text:soft-page-break/>Creating</text:p>
                </text:list-item>
                <text:list-item>
                  <text:p text:style-name="P47">Importing</text:p>
                </text:list-item>
                <text:list-item>
                  <text:p text:style-name="P47">Using</text:p>
                </text:list-item>
              </text:list>
            </text:list-item>
            <text:list-item>
              <text:p text:style-name="P13">Common Classes</text:p>
              <text:list>
                <text:list-item>
                  <text:p text:style-name="P48">Qobject</text:p>
                </text:list-item>
                <text:list-item>
                  <text:p text:style-name="P49">Qint</text:p>
                </text:list-item>
                <text:list-item>
                  <text:p text:style-name="P50">QString</text:p>
                </text:list-item>
                <text:list-item>
                  <text:p text:style-name="P50">QDate</text:p>
                </text:list-item>
                <text:list-item>
                  <text:p text:style-name="P50">QTime</text:p>
                </text:list-item>
                <text:list-item>
                  <text:p text:style-name="P50">Q<text:span text:style-name="T1">D</text:span>ateTime</text:p>
                </text:list-item>
                <text:list-item>
                  <text:p text:style-name="P48">Q<text:span text:style-name="T8">V</text:span>ariant</text:p>
                </text:list-item>
                <text:list-item>
                  <text:p text:style-name="P52">Example: using a Q<text:span text:style-name="T9">V</text:span>ariant to store unknown data types</text:p>
                </text:list-item>
              </text:list>
            </text:list-item>
          </text:list>
        </text:list-item>
        <text:list-item>
          <text:p text:style-name="P7">Intermediate</text:p>
          <text:list>
            <text:list-item>
              <text:p text:style-name="P14">Pointers</text:p>
              <text:list>
                <text:list-item>
                  <text:p text:style-name="P31"><text:span text:style-name="T5">Parent and </text:span>Child</text:p>
                </text:list-item>
                <text:list-item>
                  <text:p text:style-name="P54">QWeakPointer</text:p>
                </text:list-item>
                <text:list-item>
                  <text:p text:style-name="P54">QScopedPointer</text:p>
                </text:list-item>
                <text:list-item>
                  <text:p text:style-name="P54">Q<text:span text:style-name="T8">S</text:span>haredPointer</text:p>
                </text:list-item>
                <text:list-item>
                  <text:p text:style-name="P55">Example: Using QScopedPointer</text:p>
                </text:list-item>
              </text:list>
            </text:list-item>
            <text:list-item>
              <text:p text:style-name="P42">Collections</text:p>
              <text:list>
                <text:list-item>
                  <text:p text:style-name="P42">QList</text:p>
                </text:list-item>
                <text:list-item>
                  <text:p text:style-name="P42">QSet</text:p>
                </text:list-item>
                <text:list-item>
                  <text:p text:style-name="P42">QHash</text:p>
                </text:list-item>
                <text:list-item>
                  <text:p text:style-name="P42">QMap</text:p>
                </text:list-item>
                <text:list-item>
                  <text:p text:style-name="P42">Q<text:span text:style-name="T6">L</text:span>inkedList</text:p>
                </text:list-item>
                <text:list-item>
                  <text:p text:style-name="P53">Example: Lists of objects</text:p>
                </text:list-item>
              </text:list>
            </text:list-item>
            <text:list-item>
              <text:p text:style-name="P26">File System</text:p>
              <text:list>
                <text:list-item>
                  <text:p text:style-name="P56">QDir</text:p>
                </text:list-item>
                <text:list-item>
                  <text:p text:style-name="P56">QFile</text:p>
                </text:list-item>
                <text:list-item>
                  <text:p text:style-name="P56">Q<text:span text:style-name="T3">F</text:span>ileInfo</text:p>
                </text:list-item>
                <text:list-item>
                  <text:p text:style-name="P58">Reading Files</text:p>
                </text:list-item>
                <text:list-item>
                  <text:p text:style-name="P58">Writing files</text:p>
                </text:list-item>
                <text:list-item>
                  <text:p text:style-name="P61">Appending files</text:p>
                </text:list-item>
                <text:list-item>
                  <text:p text:style-name="P61">Write modes</text:p>
                </text:list-item>
                <text:list-item>
                  <text:p text:style-name="P62">Q<text:span text:style-name="T11">F</text:span>ileSystemWatcher</text:p>
                </text:list-item>
                <text:list-item>
                  <text:p text:style-name="P63">QLockfile</text:p>
                </text:list-item>
                <text:list-item>
                  <text:p text:style-name="P58">Example: Reading files</text:p>
                </text:list-item>
              </text:list>
            </text:list-item>
            <text:list-item>
              <text:p text:style-name="P86">Logging</text:p>
              <text:list>
                <text:list-item>
                  <text:p text:style-name="P86">debug</text:p>
                </text:list-item>
                <text:list-item>
                  <text:p text:style-name="P86">critical</text:p>
                </text:list-item>
                <text:list-item>
                  <text:p text:style-name="P86">info</text:p>
                </text:list-item>
                <text:list-item>
                  <text:p text:style-name="P87">warning</text:p>
                </text:list-item>
                <text:list-item>
                  <text:p text:style-name="P86">QMessageLogger</text:p>
                </text:list-item>
              </text:list>
            </text:list-item>
            <text:list-item>
              <text:p text:style-name="P65">Encoding data</text:p>
              <text:list>
                <text:list-item>
                  <text:p text:style-name="P65">ASCII</text:p>
                </text:list-item>
                <text:list-item>
                  <text:p text:style-name="P65"><text:soft-page-break/>UTF-8</text:p>
                </text:list-item>
                <text:list-item>
                  <text:p text:style-name="P65">XML</text:p>
                </text:list-item>
                <text:list-item>
                  <text:p text:style-name="P65">JSON</text:p>
                </text:list-item>
                <text:list-item>
                  <text:p text:style-name="P65">Base64</text:p>
                </text:list-item>
                <text:list-item>
                  <text:p text:style-name="P59">Serializing objects</text:p>
                </text:list-item>
                <text:list-item>
                  <text:p text:style-name="P65">Example: Serialize object and load it from disk</text:p>
                </text:list-item>
              </text:list>
            </text:list-item>
            <text:list-item>
              <text:p text:style-name="P51">Macros</text:p>
              <text:list>
                <text:list-item>
                  <text:p text:style-name="P66">QObject Macro</text:p>
                </text:list-item>
                <text:list-item>
                  <text:p text:style-name="P66">qDeleteAll</text:p>
                </text:list-item>
                <text:list-item>
                  <text:p text:style-name="P66">qFill</text:p>
                </text:list-item>
                <text:list-item>
                  <text:p text:style-name="P66">qSort</text:p>
                </text:list-item>
                <text:list-item>
                  <text:p text:style-name="P66">qCopy</text:p>
                </text:list-item>
                <text:list-item>
                  <text:p text:style-name="P66">qFind</text:p>
                </text:list-item>
                <text:list-item>
                  <text:p text:style-name="P66">qSort</text:p>
                </text:list-item>
              </text:list>
            </text:list-item>
            <text:list-item>
              <text:p text:style-name="P43">System</text:p>
              <text:list>
                <text:list-item>
                  <text:p text:style-name="P43">Q<text:span text:style-name="T10">S</text:span>ysInfo</text:p>
                </text:list-item>
                <text:list-item>
                  <text:p text:style-name="P47">Q<text:span text:style-name="T16">S</text:span>ettings</text:p>
                </text:list-item>
                <text:list-item>
                  <text:p text:style-name="P88">QProcess</text:p>
                </text:list-item>
                <text:list-item>
                  <text:p text:style-name="P43">Determine OS at run time</text:p>
                </text:list-item>
                <text:list-item>
                  <text:p text:style-name="P60">Example: Run code depending on the OS</text:p>
                </text:list-item>
              </text:list>
            </text:list-item>
            <text:list-item>
              <text:p text:style-name="P60">Timer</text:p>
              <text:list>
                <text:list-item>
                  <text:p text:style-name="P60">QTimer</text:p>
                </text:list-item>
                <text:list-item>
                  <text:p text:style-name="P60">SingleShot</text:p>
                </text:list-item>
                <text:list-item>
                  <text:p text:style-name="P60">Repeating</text:p>
                </text:list-item>
                <text:list-item>
                  <text:p text:style-name="P60">Example: File watcher</text:p>
                </text:list-item>
              </text:list>
            </text:list-item>
            <text:list-item>
              <text:p text:style-name="P64">Meta Object System</text:p>
              <text:list>
                <text:list-item>
                  <text:p text:style-name="P64">QMetaObject</text:p>
                </text:list-item>
                <text:list-item>
                  <text:p text:style-name="P64">Q_ClassInfo</text:p>
                </text:list-item>
                <text:list-item>
                  <text:p text:style-name="P64">Invoke Method</text:p>
                </text:list-item>
                <text:list-item>
                  <text:p text:style-name="P64">Return Type</text:p>
                </text:list-item>
              </text:list>
            </text:list-item>
            <text:list-item>
              <text:p text:style-name="P27">Design Patterns</text:p>
              <text:list>
                <text:list-item>
                  <text:p text:style-name="P57">Singleton patterns</text:p>
                </text:list-item>
                <text:list-item>
                  <text:p text:style-name="P39">Factories</text:p>
                </text:list-item>
                <text:list-item>
                  <text:p text:style-name="P39">Prototypes</text:p>
                </text:list-item>
              </text:list>
            </text:list-item>
          </text:list>
        </text:list-item>
        <text:list-item>
          <text:p text:style-name="P7">Advanced</text:p>
          <text:list>
            <text:list-item>
              <text:p text:style-name="P9">Sockets</text:p>
              <text:list>
                <text:list-item>
                  <text:p text:style-name="P67">Networking fundamentals</text:p>
                </text:list-item>
                <text:list-item>
                  <text:p text:style-name="P67">TCP vs UDP</text:p>
                </text:list-item>
                <text:list-item>
                  <text:p text:style-name="P67">TCP Socket</text:p>
                </text:list-item>
                <text:list-item>
                  <text:p text:style-name="P67">TCP Server Socket</text:p>
                </text:list-item>
                <text:list-item>
                  <text:p text:style-name="P67">Q<text:span text:style-name="T11">N</text:span>etworkAccessManager</text:p>
                </text:list-item>
                <text:list-item>
                  <text:p text:style-name="P67">UDP</text:p>
                </text:list-item>
                <text:list-item>
                  <text:p text:style-name="P67">Example: <text:span text:style-name="T7">TCP – serialize object and send it to client</text:span></text:p>
                </text:list-item>
              </text:list>
            </text:list-item>
            <text:list-item>
              <text:p text:style-name="P10">Threads</text:p>
              <text:list>
                <text:list-item>
                  <text:p text:style-name="P69">MoveToThread</text:p>
                </text:list-item>
                <text:list-item>
                  <text:p text:style-name="P69"><text:soft-page-break/>Qthread</text:p>
                </text:list-item>
                <text:list-item>
                  <text:p text:style-name="P70">QFuture</text:p>
                </text:list-item>
                <text:list-item>
                  <text:p text:style-name="P69">QThreadPool &amp; Qrunnable</text:p>
                </text:list-item>
                <text:list-item>
                  <text:p text:style-name="P71">QConcurrence</text:p>
                </text:list-item>
                <text:list-item>
                  <text:p text:style-name="P71">Example: TCP Server</text:p>
                </text:list-item>
              </text:list>
            </text:list-item>
            <text:list-item>
              <text:p text:style-name="P72">Models</text:p>
              <text:list>
                <text:list-item>
                  <text:p text:style-name="P74">Model view programming</text:p>
                </text:list-item>
                <text:list-item>
                  <text:p text:style-name="P74">QStringList</text:p>
                </text:list-item>
                <text:list-item>
                  <text:p text:style-name="P74">QStandardModel</text:p>
                </text:list-item>
                <text:list-item>
                  <text:p text:style-name="P74">QfileSystemModel</text:p>
                </text:list-item>
                <text:list-item>
                  <text:p text:style-name="P75">QAbstractItemModel</text:p>
                </text:list-item>
                <text:list-item>
                  <text:p text:style-name="P75">QAbstractList</text:p>
                </text:list-item>
                <text:list-item>
                  <text:p text:style-name="P75">QAbstractTableModel</text:p>
                </text:list-item>
              </text:list>
            </text:list-item>
            <text:list-item>
              <text:p text:style-name="P47">Database</text:p>
              <text:list>
                <text:list-item>
                  <text:p text:style-name="P76">Databases</text:p>
                </text:list-item>
                <text:list-item>
                  <text:p text:style-name="P76">Setup MySQL</text:p>
                </text:list-item>
                <text:list-item>
                  <text:p text:style-name="P76">Connection</text:p>
                </text:list-item>
                <text:list-item>
                  <text:p text:style-name="P76">Add Items</text:p>
                </text:list-item>
                <text:list-item>
                  <text:p text:style-name="P76">Update Items</text:p>
                </text:list-item>
                <text:list-item>
                  <text:p text:style-name="P76">Delete Items</text:p>
                </text:list-item>
                <text:list-item>
                  <text:p text:style-name="P76">Search items</text:p>
                </text:list-item>
                <text:list-item>
                  <text:p text:style-name="P76">QSqlQueryModel</text:p>
                </text:list-item>
                <text:list-item>
                  <text:p text:style-name="P76">QSqlTableModel</text:p>
                </text:list-item>
                <text:list-item>
                  <text:p text:style-name="P76">QSqlRelationalTableModel </text:p>
                </text:list-item>
              </text:list>
            </text:list-item>
            <text:list-item>
              <text:p text:style-name="P77">Charts and Plotting</text:p>
              <text:list>
                <text:list-item>
                  <text:p text:style-name="P78">Line and spline charts</text:p>
                </text:list-item>
                <text:list-item>
                  <text:p text:style-name="P78">Area and scatter charts</text:p>
                </text:list-item>
                <text:list-item>
                  <text:p text:style-name="P78">Bar charts</text:p>
                </text:list-item>
                <text:list-item>
                  <text:p text:style-name="P78">Pie charts</text:p>
                </text:list-item>
                <text:list-item>
                  <text:p text:style-name="P78">Box-and-whiskers charts</text:p>
                </text:list-item>
                <text:list-item>
                  <text:p text:style-name="P78">Candlestick charts</text:p>
                </text:list-item>
                <text:list-item>
                  <text:p text:style-name="P78">Polar charts</text:p>
                </text:list-item>
              </text:list>
            </text:list-item>
            <text:list-item>
              <text:p text:style-name="P40">Plugins</text:p>
              <text:list>
                <text:list-item>
                  <text:p text:style-name="P79">Creating</text:p>
                </text:list-item>
                <text:list-item>
                  <text:p text:style-name="P79">Loading</text:p>
                </text:list-item>
                <text:list-item>
                  <text:p text:style-name="P79">Using</text:p>
                </text:list-item>
                <text:list-item>
                  <text:p text:style-name="P80">Example: TCP Server with Plugins</text:p>
                </text:list-item>
              </text:list>
            </text:list-item>
          </text:list>
          <text:p text:style-name="P37"/>
        </text:list-item>
      </text:list>
      <text:p text:style-name="P2"/>
      <text:p text:style-name="P1"/>
      <text:p text:style-name="P4">Qt Widgets</text:p>
      <text:list xml:id="list155253010046061" text:continue-numbering="true" text:style-name="L1">
        <text:list-item>
          <text:p text:style-name="P11">Beginner</text:p>
          <text:list>
            <text:list-item>
              <text:p text:style-name="P81">Dialogs</text:p>
            </text:list-item>
            <text:list-item>
              <text:p text:style-name="P81">Buttons</text:p>
            </text:list-item>
            <text:list-item>
              <text:p text:style-name="P81">Input</text:p>
            </text:list-item>
            <text:list-item>
              <text:p text:style-name="P81"><text:soft-page-break/>Layouts</text:p>
            </text:list-item>
            <text:list-item>
              <text:p text:style-name="P81">Containers</text:p>
            </text:list-item>
          </text:list>
        </text:list-item>
        <text:list-item>
          <text:p text:style-name="P11">Intermediate</text:p>
          <text:list>
            <text:list-item>
              <text:p text:style-name="P81">QMainWindow</text:p>
            </text:list-item>
            <text:list-item>
              <text:p text:style-name="P82">ListviewWidget</text:p>
            </text:list-item>
            <text:list-item>
              <text:p text:style-name="P82">Listview and Model</text:p>
            </text:list-item>
            <text:list-item>
              <text:p text:style-name="P82">TreeviewWidget</text:p>
            </text:list-item>
            <text:list-item>
              <text:p text:style-name="P82">Treeview and Model</text:p>
            </text:list-item>
          </text:list>
        </text:list-item>
        <text:list-item>
          <text:p text:style-name="P11">Advanced</text:p>
        </text:list-item>
      </text:list>
      <text:p text:style-name="P2"/>
      <text:p text:style-name="P4">QML</text:p>
      <text:list xml:id="list155253437358053" text:continue-numbering="true" text:style-name="L1">
        <text:list-item>
          <text:p text:style-name="P9">Beginner</text:p>
        </text:list-item>
        <text:list-item>
          <text:p text:style-name="P9">Intermediate</text:p>
        </text:list-item>
        <text:list-item>
          <text:p text:style-name="P9">Advanced</text:p>
        </text:list-item>
      </text:list>
      <text:p text:style-name="P1"/>
      <text:p text:style-name="P4">Qt Embedded</text:p>
      <text:list xml:id="list155252967873675" text:continue-numbering="true" text:style-name="L1">
        <text:list-item>
          <text:p text:style-name="P9">Beginner</text:p>
        </text:list-item>
        <text:list-item>
          <text:p text:style-name="P9">Intermediate</text:p>
        </text:list-item>
        <text:list-item>
          <text:p text:style-name="P9">Advanced</text:p>
        </text:list-item>
      </text:list>
      <text:p text:style-name="P1"/>
      <text:p text:style-name="P5">Qt Masters – each one is a separate class</text:p>
      <text:list xml:id="list7667539593900861986" text:style-name="L2">
        <text:list-item>
          <text:p text:style-name="P35">3D – Use Qt 3d Studio and Blender</text:p>
        </text:list-item>
        <text:list-item>
          <text:p text:style-name="P68">Firebase</text:p>
        </text:list-item>
        <text:list-item>
          <text:p text:style-name="P68">Boost.io</text:p>
        </text:list-item>
        <text:list-item>
          <text:p text:style-name="P83">OpenCV</text:p>
        </text:list-item>
        <text:list-item>
          <text:p text:style-name="P73">Encryption – OpenSSL or Botan</text:p>
        </text:list-item>
        <text:list-item>
          <text:p text:style-name="P73">High performance TCP Server</text:p>
        </text:list-item>
        <text:list-item>
          <text:p text:style-name="P73">Datab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09:59:52.637769011</meta:creation-date>
    <dc:date>2018-07-27T15:52:40.042109104</dc:date>
    <meta:editing-duration>PT6H57M49S</meta:editing-duration>
    <meta:editing-cycles>84</meta:editing-cycles>
    <meta:generator>LibreOffice/5.1.6.2$Linux_X86_64 LibreOffice_project/10m0$Build-2</meta:generator>
    <meta:document-statistic meta:table-count="0" meta:image-count="0" meta:object-count="0" meta:page-count="6" meta:paragraph-count="246" meta:word-count="653" meta:character-count="3114" meta:non-whitespace-character-count="2937"/>
  </office:meta>
</office:document-meta>
</file>